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t_20_streckad_20__28_ML_29_" svg:stroke-width="0.05cm" svg:stroke-color="#4f81bd" draw:marker-start-width="0.275cm" draw:marker-end="Arrow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e9e8d0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stroke-linejoin="round" draw:fill="solid" draw:fill-color="#ddd9c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1.788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0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385d8a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29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dash" draw:stroke-dash="Fint_20_streckad_20__28_ML_29_" svg:stroke-width="0.05cm" svg:stroke-color="#4f81bd" draw:marker-start="Linjeslut_20_1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t_20_streckad_20__28_ML_29_" svg:stroke-width="0.05cm" svg:stroke-color="#4f81bd" draw:marker-start="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t_20_streckad_20__28_ML_29_" svg:stroke-width="0.05cm" svg:stroke-color="#4f81bd" draw:marker-start-width="0.275cm" draw:marker-end="Linjeslut_20_1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71cm" svg:stroke-color="#000000" draw:stroke-linejoin="round" draw:fill="solid" draw:fill-color="#ddd9c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3" style:family="graphic" style:parent-style-name="standard">
      <style:graphic-properties svg:stroke-width="0.05cm" svg:stroke-color="#4f81bd" draw:marker-start-width="0.275cm" draw:marker-end="Linjeslut_20_1" draw:marker-end-width="0.2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0.64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 style:font-independent-line-spacing="true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style:writing-mode="lr-tb" style:font-independent-line-spacing="true"/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sv" fo:country="SE" style:font-size-asian="14pt" style:font-size-complex="14pt"/>
    </style:style>
    <style:style style:name="T3" style:family="text">
      <style:text-properties fo:font-family="'Courier New'" style:font-family-generic="modern" style:font-pitch="fixed" fo:font-size="12pt" fo:language="sv" fo:country="S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Courier New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6">
          <draw:g draw:name="Group 11">
            <draw:line draw:name="Line 12" draw:style-name="gr2" draw:text-style-name="P2" draw:layer="layout" svg:x1="13.824cm" svg:y1="5.462cm" svg:x2="12.919cm" svg:y2="5.462cm">
              <text:p/>
            </draw:line>
            <draw:custom-shape draw:name="Oval 13" draw:style-name="gr3" draw:text-style-name="P3" draw:layer="layout" svg:width="0.413cm" svg:height="0.42cm" draw:transform="rotate (1.5707963267946) translate (12.5cm 5.6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3.135cm" svg:y="3.3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5" draw:text-style-name="P5" draw:layer="layout" svg:width="2.681cm" svg:height="0.853cm" draw:transform="rotate (-1.57079632679579) translate (13.96cm 3.565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5">
          <draw:g draw:name="Group 16">
            <draw:line draw:name="Line 17" draw:style-name="gr2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6" draw:text-style-name="P3" draw:layer="layout" svg:width="0.304cm" svg:height="0.305cm" svg:x="4.696cm" svg:y="4.111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6" draw:text-style-name="P3" draw:layer="layout" svg:width="-0.304cm" svg:height="-0.305cm" svg:x="5cm" svg:y="4.7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7" draw:text-style-name="P5" draw:layer="layout" svg:width="3.44cm" svg:height="0.853cm" draw:transform="rotate (1.5707963267946) translate (3.461cm 5.5cm)">
            <text:list text:style-name="L1">
              <text:list-header>
                <text:p text:style-name="P4"><text:span text:style-name="T2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8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9" draw:text-style-name="P7" draw:layer="layout" svg:width="3.09cm" svg:height="1.782cm" svg:x="6.41cm" svg:y="1.5cm">
            <text:list text:style-name="L2"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6.5cm" svg:y1="10.498cm" svg:x2="9.858cm" svg:y2="10.499cm" svg:d="m6500 10498h1679v1h1679">
          <text:p/>
        </draw:connector>
        <draw:connector draw:name="Rak pil 2" draw:style-name="gr11" draw:text-style-name="P1" draw:layer="layout" svg:x1="7.175cm" svg:y1="7.483cm" svg:x2="8.79cm" svg:y2="7.483cm" svg:d="m7175 7483h1615">
          <text:p/>
        </draw:connector>
        <draw:custom-shape draw:name="Rektangel 38" draw:style-name="gr4" draw:text-style-name="P3" draw:layer="layout" svg:width="2.541cm" svg:height="3.176cm" svg:x="1.959cm" svg:y="11.324cm">
          <text:p/>
          <draw:enhanced-geometry svg:viewBox="0 0 21600 21600" draw:type="rectangle" draw:enhanced-path="M 0 0 L 21600 0 21600 21600 0 21600 0 0 Z N"/>
        </draw:custom-shape>
        <draw:connector draw:name="Rak pil 2" draw:style-name="gr12" draw:text-style-name="P1" draw:layer="layout" svg:x1="6.5cm" svg:y1="9.5cm" svg:x2="10.04cm" svg:y2="9.5cm" svg:d="m6500 9500h3540">
          <text:p/>
        </draw:connector>
        <draw:custom-shape draw:name="Rektangel 38" draw:style-name="gr13" draw:text-style-name="P9" draw:layer="layout" svg:width="2.541cm" svg:height="3.176cm" svg:x="7.149cm" svg:y="11.393cm">
          <text:p text:style-name="P8"><text:span text:style-name="T4">&lt;&lt;IC&gt;&gt;</text:span></text:p>
          <draw:enhanced-geometry svg:viewBox="0 0 21600 21600" draw:type="rectangle" draw:enhanced-path="M 0 0 L 21600 0 21600 21600 0 21600 0 0 Z N"/>
        </draw:custom-shape>
        <draw:custom-shape draw:name="Rektangel 38" draw:style-name="gr13" draw:text-style-name="P11" draw:layer="layout" svg:width="3.09cm" svg:height="3.176cm" svg:x="12.098cm" svg:y="11.462cm">
          <text:p text:style-name="P10"><text:span text:style-name="T5">&lt;&lt;Schema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onnector draw:name="Rak pil 2" draw:style-name="gr10" draw:text-style-name="P1" draw:layer="layout" svg:x1="4.466cm" svg:y1="15.11cm" svg:x2="7.824cm" svg:y2="15.111cm" svg:d="m4466 15110h1679v1h1679">
          <text:p/>
        </draw:connector>
        <draw:g draw:name="Group 11">
          <draw:line draw:name="Line 12" draw:style-name="gr2" draw:text-style-name="P2" draw:layer="layout" svg:x1="3cm" svg:y1="15.111cm" svg:x2="3.905cm" svg:y2="15.111cm">
            <text:p/>
          </draw:line>
          <draw:custom-shape draw:name="Oval 13" draw:style-name="gr3" draw:text-style-name="P3" draw:layer="layout" svg:width="0.413cm" svg:height="0.42cm" draw:transform="rotate (1.5707963267946) translate (3.904cm 15.3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8.351cm" svg:y1="15.108cm" svg:x2="9.124cm" svg:y2="15.108cm">
            <text:p/>
          </draw:line>
          <draw:g draw:name="Group 18">
            <draw:custom-shape draw:name="Båge 19" draw:style-name="gr6" draw:text-style-name="P3" draw:layer="layout" svg:width="0.304cm" svg:height="0.305cm" svg:x="8.062cm" svg:y="15.10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8.366cm" svg:y="15.102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9.549cm" svg:y1="5.962cm" svg:x2="8.644cm" svg:y2="5.962cm">
              <text:p/>
            </draw:line>
            <draw:custom-shape draw:name="Oval 13" draw:style-name="gr3" draw:text-style-name="P3" draw:layer="layout" svg:width="0.413cm" svg:height="0.42cm" draw:transform="rotate (1.5707963267946) translate (8.225cm 6.1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8.86cm" svg:y="3.8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9.685cm 4.065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3.889cm" svg:y1="6.03cm" svg:x2="3.116cm" svg:y2="6.03cm">
              <text:p/>
            </draw:line>
            <draw:g draw:name="Group 18">
              <draw:custom-shape draw:name="Båge 19" draw:style-name="gr6" draw:text-style-name="P3" draw:layer="layout" svg:width="0.304cm" svg:height="0.305cm" svg:x="3.874cm" svg:y="5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6" draw:text-style-name="P3" draw:layer="layout" svg:width="-0.304cm" svg:height="-0.305cm" svg:x="4.178cm" svg:y="6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cm" svg:y="3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16" draw:text-style-name="P13" draw:layer="layout" svg:width="2.957cm" svg:height="0.853cm" draw:transform="rotate (1.5707963267946) translate (2.739cm 6.967cm)">
            <text:list text:style-name="L1">
              <text:list-header>
                <text:p text:style-name="P12"><text:span text:style-name="T2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8" draw:text-style-name="P3" draw:layer="layout" svg:width="2.06cm" svg:height="2.057cm" svg:x="5.025cm" svg:y="3.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17" draw:text-style-name="P7" draw:layer="layout" svg:width="3.09cm" svg:height="2.289cm" svg:x="4.51cm" svg:y="3.3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onnector draw:name="Rak pil 2" draw:style-name="gr1" draw:text-style-name="P1" draw:layer="layout" svg:x1="4.5cm" svg:y1="6cm" svg:x2="8.04cm" svg:y2="6cm" svg:d="m4500 6000h3540">
            <text:p/>
          </draw:connector>
          <draw:connector draw:name="Rak pil 2" draw:style-name="gr11" draw:text-style-name="P1" draw:layer="layout" svg:x1="5.418cm" svg:y1="6.475cm" svg:x2="7.033cm" svg:y2="6.475cm" svg:d="m5418 6475h1615">
            <text:p/>
          </draw:connector>
        </draw:g>
        <draw:connector draw:name="Rak pil 2" draw:style-name="gr12" draw:text-style-name="P1" draw:layer="layout" svg:x1="18.4cm" svg:y1="5.9cm" svg:x2="21.94cm" svg:y2="5.9cm" svg:d="m18400 5900h3540">
          <text:p/>
        </draw:connector>
        <draw:g draw:name="Grupp 93">
          <draw:custom-shape draw:name="Dokument 85" draw:style-name="gr8" draw:text-style-name="P3" draw:layer="layout" svg:width="2.334cm" svg:height="2.057cm" svg:x="4.883cm" svg:y="7.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18" draw:text-style-name="P7" draw:layer="layout" svg:width="3.5cm" svg:height="2.289cm" svg:x="4.3cm" svg:y="7.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549cm" svg:y1="5.905cm" svg:x2="22.644cm" svg:y2="5.905cm">
              <text:p/>
            </draw:line>
            <draw:custom-shape draw:name="Oval 13" draw:style-name="gr3" draw:text-style-name="P3" draw:layer="layout" svg:width="0.413cm" svg:height="0.42cm" draw:transform="rotate (1.5707963267946) translate (22.225cm 6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2.86cm" svg:y="3.768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23.685cm 4.008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7.989cm" svg:y1="5.873cm" svg:x2="17.216cm" svg:y2="5.873cm">
              <text:p/>
            </draw:line>
            <draw:g draw:name="Group 18">
              <draw:custom-shape draw:name="Båge 19" draw:style-name="gr6" draw:text-style-name="P3" draw:layer="layout" svg:width="0.304cm" svg:height="0.305cm" svg:x="17.974cm" svg:y="5.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6" draw:text-style-name="P3" draw:layer="layout" svg:width="-0.304cm" svg:height="-0.305cm" svg:x="18.278cm" svg:y="6.179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1cm" svg:y="3.667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16" draw:text-style-name="P13" draw:layer="layout" svg:width="2.957cm" svg:height="0.853cm" draw:transform="rotate (1.5707963267946) translate (16.839cm 6.81cm)">
            <text:list text:style-name="L1">
              <text:list-header>
                <text:p text:style-name="P12"><text:span text:style-name="T2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8" draw:text-style-name="P3" draw:layer="layout" svg:width="2.06cm" svg:height="2.057cm" svg:x="19.125cm" svg:y="3.14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19" draw:text-style-name="P7" draw:layer="layout" svg:width="3.09cm" svg:height="1.782cm" svg:x="18.61cm" svg:y="3.143cm">
            <text:list text:style-name="L2"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2" draw:text-style-name="P1" draw:layer="layout" svg:x1="4.3cm" svg:y1="13.368cm" svg:x2="7.84cm" svg:y2="13.368cm" svg:d="m4300 13368h3540">
          <text:p/>
        </draw:connector>
        <draw:g draw:name="Group 11">
          <draw:line draw:name="Line 12" draw:style-name="gr2" draw:text-style-name="P2" draw:layer="layout" svg:x1="9.449cm" svg:y1="13.373cm" svg:x2="8.544cm" svg:y2="13.373cm">
            <text:p/>
          </draw:line>
          <draw:custom-shape draw:name="Oval 13" draw:style-name="gr3" draw:text-style-name="P3" draw:layer="layout" svg:width="0.413cm" svg:height="0.42cm" draw:transform="rotate (1.5707963267946) translate (8.125cm 13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8.76cm" svg:y="12.536cm">
          <text:p/>
          <draw:enhanced-geometry svg:viewBox="0 0 21600 21600" draw:type="rectangle" draw:enhanced-path="M 0 0 L 21600 0 21600 21600 0 21600 0 0 Z N"/>
        </draw:custom-shape>
        <draw:custom-shape draw:name="textruta 67" draw:style-name="gr15" draw:text-style-name="P5" draw:layer="layout" svg:width="2.681cm" svg:height="0.853cm" draw:transform="rotate (-1.57079632679579) translate (9.585cm 12.776cm)">
          <text:list text:style-name="L1">
            <text:list-header>
              <text:p text:style-name="P4"><text:span text:style-name="T1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3.889cm" svg:y1="13.341cm" svg:x2="3.116cm" svg:y2="13.341cm">
            <text:p/>
          </draw:line>
          <draw:g draw:name="Group 18">
            <draw:custom-shape draw:name="Båge 19" draw:style-name="gr6" draw:text-style-name="P3" draw:layer="layout" svg:width="0.304cm" svg:height="0.305cm" svg:x="3.874cm" svg:y="13.0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4.178cm" svg:y="13.64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cm" svg:y="12.435cm">
          <text:p/>
          <draw:enhanced-geometry svg:viewBox="0 0 21600 21600" draw:type="rectangle" draw:enhanced-path="M 0 0 L 21600 0 21600 21600 0 21600 0 0 Z N"/>
        </draw:custom-shape>
        <draw:custom-shape draw:name="textruta 68" draw:style-name="gr16" draw:text-style-name="P13" draw:layer="layout" svg:width="2.957cm" svg:height="0.853cm" draw:transform="rotate (1.5707963267946) translate (2.739cm 15.578cm)">
          <text:list text:style-name="L1">
            <text:list-header>
              <text:p text:style-name="P12"><text:span text:style-name="T2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upp 93">
          <draw:custom-shape draw:name="Dokument 85" draw:style-name="gr8" draw:text-style-name="P3" draw:layer="layout" svg:width="2.06cm" svg:height="2.057cm" svg:x="4.925cm" svg:y="10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0" draw:text-style-name="P7" draw:layer="layout" svg:width="3.09cm" svg:height="2.289cm" svg:x="4.41cm" svg:y="10.711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8" draw:text-style-name="P3" draw:layer="layout" svg:width="2.334cm" svg:height="2.057cm" svg:x="5.083cm" svg:y="15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1" draw:text-style-name="P7" draw:layer="layout" svg:width="3.5cm" svg:height="2.289cm" svg:x="4.5cm" svg:y="15.71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1.137cm" svg:x2="23.419cm" svg:y2="11.137cm">
              <text:p/>
            </draw:line>
            <draw:custom-shape draw:name="Oval 13" draw:style-name="gr3" draw:text-style-name="P3" draw:layer="layout" svg:width="0.413cm" svg:height="0.42cm" draw:transform="rotate (1.5707963267946) translate (23cm 11.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24.46cm 9.24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8.389cm" svg:y1="15.03cm" svg:x2="17.616cm" svg:y2="15.03cm">
              <text:p/>
            </draw:line>
            <draw:g draw:name="Group 18">
              <draw:custom-shape draw:name="Båge 19" draw:style-name="gr6" draw:text-style-name="P3" draw:layer="layout" svg:width="0.304cm" svg:height="0.305cm" svg:x="18.374cm" svg:y="14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6" draw:text-style-name="P3" draw:layer="layout" svg:width="-0.304cm" svg:height="-0.305cm" svg:x="18.678cm" svg:y="15.336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5cm" svg:y="12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16" draw:text-style-name="P13" draw:layer="layout" svg:width="2.957cm" svg:height="0.853cm" draw:transform="rotate (1.5707963267946) translate (17.239cm 15.967cm)">
            <text:list text:style-name="L1">
              <text:list-header>
                <text:p text:style-name="P12"><text:span text:style-name="T2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8" draw:text-style-name="P3" draw:layer="layout" svg:width="2.06cm" svg:height="2.057cm" svg:x="19.364cm" svg:y="10.3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2" draw:text-style-name="P7" draw:layer="layout" svg:width="3.09cm" svg:height="1.782cm" svg:x="18.849cm" svg:y="10.322cm">
            <text:list text:style-name="L2"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9.037cm" svg:x2="23.419cm" svg:y2="19.037cm">
              <text:p/>
            </draw:line>
            <draw:custom-shape draw:name="Oval 13" draw:style-name="gr3" draw:text-style-name="P3" draw:layer="layout" svg:width="0.413cm" svg:height="0.42cm" draw:transform="rotate (1.5707963267946) translate (23cm 1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6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24.46cm 17.14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5.037cm" svg:x2="23.419cm" svg:y2="15.037cm">
              <text:p/>
            </draw:line>
            <draw:custom-shape draw:name="Oval 13" draw:style-name="gr3" draw:text-style-name="P3" draw:layer="layout" svg:width="0.413cm" svg:height="0.42cm" draw:transform="rotate (1.5707963267946) translate (23cm 15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2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24.46cm 13.14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3" draw:text-style-name="P1" draw:layer="layout" svg:x1="18.8cm" svg:y1="15.1cm" svg:x2="22.758cm" svg:y2="18.815cm">
          <text:p/>
        </draw:line>
        <draw:line draw:style-name="gr23" draw:text-style-name="P1" draw:layer="layout" svg:x1="18.8cm" svg:y1="15.015cm" svg:x2="22.758cm" svg:y2="11.3cm">
          <text:p/>
        </draw:line>
        <draw:connector draw:name="Rak pil 2" draw:style-name="gr12" draw:text-style-name="P1" draw:layer="layout" svg:x1="18.829cm" svg:y1="15.053cm" svg:x2="22.829cm" svg:y2="15.053cm" svg:d="m18829 15053h4000">
          <text:p/>
        </draw:connector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g draw:name="Group 11">
          <draw:line draw:name="Line 12" draw:style-name="gr2" draw:text-style-name="P2" draw:layer="layout" svg:x1="17.814cm" svg:y1="4.632cm" svg:x2="16.909cm" svg:y2="4.632cm">
            <text:p/>
          </draw:line>
          <draw:custom-shape draw:name="Oval 13" draw:style-name="gr3" draw:text-style-name="P3" draw:layer="layout" svg:width="0.413cm" svg:height="0.42cm" draw:transform="rotate (1.5707963267946) translate (16.49cm 4.8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9.95cm" svg:y1="2.899cm" svg:x2="19.177cm" svg:y2="2.899cm">
            <text:p/>
          </draw:line>
          <draw:g draw:name="Group 18">
            <draw:custom-shape draw:name="Båge 19" draw:style-name="gr6" draw:text-style-name="P3" draw:layer="layout" svg:width="0.304cm" svg:height="0.305cm" svg:x="19.935cm" svg:y="2.59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20.239cm" svg:y="3.205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5cm" svg:y1="6.451cm" svg:x2="11.482cm" svg:y2="6.451cm">
            <text:p/>
          </draw:line>
          <draw:g draw:name="Group 18">
            <draw:custom-shape draw:name="Båge 19" draw:style-name="gr6" draw:text-style-name="P3" draw:layer="layout" svg:width="0.304cm" svg:height="0.305cm" svg:x="12.24cm" svg:y="6.14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12.544cm" svg:y="6.757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4cm" svg:y1="4.6cm" svg:x2="11.481cm" svg:y2="4.6cm">
            <text:p/>
          </draw:line>
          <draw:g draw:name="Group 18">
            <draw:custom-shape draw:name="Båge 19" draw:style-name="gr6" draw:text-style-name="P3" draw:layer="layout" svg:width="0.304cm" svg:height="0.305cm" svg:x="12.239cm" svg:y="4.29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12.543cm" svg:y="4.90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10" draw:text-style-name="P1" draw:layer="layout" svg:x1="5.17cm" svg:y1="6.445cm" svg:x2="8.528cm" svg:y2="6.446cm" svg:d="m5170 6445h1679v1h1679">
          <text:p/>
        </draw:connector>
        <draw:g draw:name="Group 11">
          <draw:line draw:name="Line 12" draw:style-name="gr2" draw:text-style-name="P2" draw:layer="layout" svg:x1="3.704cm" svg:y1="6.446cm" svg:x2="4.609cm" svg:y2="6.446cm">
            <text:p/>
          </draw:line>
          <draw:custom-shape draw:name="Oval 13" draw:style-name="gr3" draw:text-style-name="P3" draw:layer="layout" svg:width="0.413cm" svg:height="0.42cm" draw:transform="rotate (1.5707963267946) translate (4.608cm 6.65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9.055cm" svg:y1="6.443cm" svg:x2="9.828cm" svg:y2="6.443cm">
            <text:p/>
          </draw:line>
          <draw:g draw:name="Group 18">
            <draw:custom-shape draw:name="Båge 19" draw:style-name="gr6" draw:text-style-name="P3" draw:layer="layout" svg:width="0.304cm" svg:height="0.305cm" svg:x="8.766cm" svg:y="6.436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9.07cm" svg:y="6.437cm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5.51cm" svg:y1="2.831cm" svg:x2="24.605cm" svg:y2="2.831cm">
              <text:p/>
            </draw:line>
            <draw:custom-shape draw:name="Oval 13" draw:style-name="gr3" draw:text-style-name="P3" draw:layer="layout" svg:width="0.413cm" svg:height="0.42cm" draw:transform="rotate (1.5707963267946) translate (24.186cm 3.0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4.821cm" svg:y="0.69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25.646cm 0.934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Rak pil 2" draw:style-name="gr1" draw:text-style-name="P1" draw:layer="layout" svg:x1="20.461cm" svg:y1="2.869cm" svg:x2="24.001cm" svg:y2="2.869cm" svg:d="m20461 2869h3540">
            <text:p/>
          </draw:connector>
          <draw:connector draw:name="Rak pil 2" draw:style-name="gr11" draw:text-style-name="P1" draw:layer="layout" svg:x1="21.379cm" svg:y1="3.344cm" svg:x2="22.994cm" svg:y2="3.344cm" svg:d="m21379 3344h1615">
            <text:p/>
          </draw:connector>
        </draw:g>
        <draw:connector draw:name="Rak pil 2" draw:style-name="gr12" draw:text-style-name="P1" draw:layer="layout" svg:x1="5.004cm" svg:y1="4.703cm" svg:x2="8.544cm" svg:y2="4.703cm" svg:d="m5004 4703h3540">
          <text:p/>
        </draw:connector>
        <draw:g draw:name="Group 11">
          <draw:line draw:name="Line 12" draw:style-name="gr2" draw:text-style-name="P2" draw:layer="layout" svg:x1="10.153cm" svg:y1="4.708cm" svg:x2="9.248cm" svg:y2="4.708cm">
            <text:p/>
          </draw:line>
          <draw:custom-shape draw:name="Oval 13" draw:style-name="gr3" draw:text-style-name="P3" draw:layer="layout" svg:width="0.413cm" svg:height="0.42cm" draw:transform="rotate (1.5707963267946) translate (8.829cm 4.9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3.871cm">
          <text:p/>
          <draw:enhanced-geometry svg:viewBox="0 0 21600 21600" draw:type="rectangle" draw:enhanced-path="M 0 0 L 21600 0 21600 21600 0 21600 0 0 Z N"/>
        </draw:custom-shape>
        <draw:custom-shape draw:name="textruta 67" draw:style-name="gr15" draw:text-style-name="P5" draw:layer="layout" svg:width="2.681cm" svg:height="0.853cm" draw:transform="rotate (-1.57079632679579) translate (10.289cm 4.211cm)">
          <text:list text:style-name="L1">
            <text:list-header>
              <text:p text:style-name="P4"><text:span text:style-name="T1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4.676cm" svg:x2="3.82cm" svg:y2="4.676cm">
            <text:p/>
          </draw:line>
          <draw:g draw:name="Group 18">
            <draw:custom-shape draw:name="Båge 19" draw:style-name="gr6" draw:text-style-name="P3" draw:layer="layout" svg:width="0.304cm" svg:height="0.305cm" svg:x="4.578cm" svg:y="4.37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4.882cm" svg:y="4.982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3.77cm">
          <text:p/>
          <draw:enhanced-geometry svg:viewBox="0 0 21600 21600" draw:type="rectangle" draw:enhanced-path="M 0 0 L 21600 0 21600 21600 0 21600 0 0 Z N"/>
        </draw:custom-shape>
        <draw:custom-shape draw:name="textruta 68" draw:style-name="gr16" draw:text-style-name="P13" draw:layer="layout" svg:width="2.957cm" svg:height="0.853cm" draw:transform="rotate (1.5707963267946) translate (3.443cm 6.913cm)">
          <text:list text:style-name="L1">
            <text:list-header>
              <text:p text:style-name="P12"><text:span text:style-name="T2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9.945cm" svg:y1="4.93cm" svg:x2="19.172cm" svg:y2="4.93cm">
            <text:p/>
          </draw:line>
          <draw:g draw:name="Group 18">
            <draw:custom-shape draw:name="Båge 19" draw:style-name="gr6" draw:text-style-name="P3" draw:layer="layout" svg:width="0.304cm" svg:height="0.305cm" svg:x="19.93cm" svg:y="4.62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6" draw:text-style-name="P3" draw:layer="layout" svg:width="-0.304cm" svg:height="-0.305cm" svg:x="20.234cm" svg:y="5.236cm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5.48cm" svg:y1="10.637cm" svg:x2="24.575cm" svg:y2="10.637cm">
              <text:p/>
            </draw:line>
            <draw:custom-shape draw:name="Oval 13" draw:style-name="gr3" draw:text-style-name="P3" draw:layer="layout" svg:width="0.413cm" svg:height="0.42cm" draw:transform="rotate (1.5707963267946) translate (24.156cm 10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4.791cm" svg:y="8.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25.616cm 8.74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5.48cm" svg:y1="6.637cm" svg:x2="24.575cm" svg:y2="6.637cm">
              <text:p/>
            </draw:line>
            <draw:custom-shape draw:name="Oval 13" draw:style-name="gr3" draw:text-style-name="P3" draw:layer="layout" svg:width="0.413cm" svg:height="0.42cm" draw:transform="rotate (1.5707963267946) translate (24.156cm 6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4.791cm" svg:y="4.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1cm" svg:height="0.853cm" draw:transform="rotate (-1.57079632679579) translate (25.616cm 4.74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3" draw:text-style-name="P1" draw:layer="layout" svg:x1="20.356cm" svg:y1="5cm" svg:x2="24.09cm" svg:y2="10.361cm">
          <text:p/>
        </draw:line>
        <draw:line draw:style-name="gr23" draw:text-style-name="P1" draw:layer="layout" svg:x1="20.356cm" svg:y1="4.915cm" svg:x2="23.942cm" svg:y2="6.402cm">
          <text:p/>
        </draw:line>
        <draw:connector draw:name="Rak pil 2" draw:style-name="gr12" draw:text-style-name="P1" draw:layer="layout" svg:x1="12.665cm" svg:y1="4.627cm" svg:x2="16.205cm" svg:y2="4.627cm" svg:d="m12665 4627h3540">
          <text:p/>
        </draw:connector>
        <draw:custom-shape draw:name="Rektangel 42" draw:style-name="gr4" draw:text-style-name="P3" draw:layer="layout" svg:width="2.54cm" svg:height="3.175cm" svg:x="17.125cm" svg:y="2.195cm">
          <text:p/>
          <draw:enhanced-geometry svg:viewBox="0 0 21600 21600" draw:type="rectangle" draw:enhanced-path="M 0 0 L 21600 0 21600 21600 0 21600 0 0 Z N"/>
        </draw:custom-shape>
        <draw:custom-shape draw:name="textruta 67" draw:style-name="gr15" draw:text-style-name="P5" draw:layer="layout" svg:width="2.681cm" svg:height="0.853cm" draw:transform="rotate (-1.57079632679579) translate (17.95cm 2.635cm)">
          <text:list text:style-name="L1">
            <text:list-header>
              <text:p text:style-name="P4"><text:span text:style-name="T1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16" draw:text-style-name="P13" draw:layer="layout" svg:width="2.957cm" svg:height="0.853cm" draw:transform="rotate (1.5707963267946) translate (11.104cm 7.237cm)">
          <text:list text:style-name="L1">
            <text:list-header>
              <text:p text:style-name="P12"><text:span text:style-name="T2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Rak pil 2" draw:style-name="gr12" draw:text-style-name="P1" draw:layer="layout" svg:x1="12.666cm" svg:y1="6.478cm" svg:x2="16.206cm" svg:y2="6.478cm" svg:d="m12666 6478h3540">
          <text:p/>
        </draw:connector>
        <draw:g draw:name="Group 11">
          <draw:line draw:name="Line 12" draw:style-name="gr2" draw:text-style-name="P2" draw:layer="layout" svg:x1="17.815cm" svg:y1="6.483cm" svg:x2="16.91cm" svg:y2="6.483cm">
            <text:p/>
          </draw:line>
          <draw:custom-shape draw:name="Oval 13" draw:style-name="gr3" draw:text-style-name="P3" draw:layer="layout" svg:width="0.413cm" svg:height="0.42cm" draw:transform="rotate (1.5707963267946) translate (16.491cm 6.6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126cm" svg:y="5.946cm">
          <text:p/>
          <draw:enhanced-geometry svg:viewBox="0 0 21600 21600" draw:type="rectangle" draw:enhanced-path="M 0 0 L 21600 0 21600 21600 0 21600 0 0 Z N"/>
        </draw:custom-shape>
        <draw:custom-shape draw:name="textruta 67" draw:style-name="gr15" draw:text-style-name="P5" draw:layer="layout" svg:width="2.681cm" svg:height="0.853cm" draw:transform="rotate (-1.57079632679579) translate (17.951cm 6.486cm)">
          <text:list text:style-name="L1">
            <text:list-header>
              <text:p text:style-name="P4"><text:span text:style-name="T1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16" draw:text-style-name="P13" draw:layer="layout" svg:width="2.957cm" svg:height="0.853cm" draw:transform="rotate (1.5707963267946) translate (18.8cm 5.636cm)">
          <text:list text:style-name="L1">
            <text:list-header>
              <text:p text:style-name="P12"><text:span text:style-name="T2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4" draw:text-style-name="P8" draw:layer="layout" svg:width="2.534cm" svg:height="0.891cm" svg:x="9.489cm" svg:y="3.785cm">
          <draw:text-box>
            <text:p text:style-name="P8"><text:span text:style-name="T4">&lt;&lt;IC&gt;&gt;</text:span></text:p>
          </draw:text-box>
        </draw:frame>
        <draw:frame draw:style-name="gr24" draw:text-style-name="P8" draw:layer="layout" svg:width="2.534cm" svg:height="0.891cm" svg:x="17.217cm" svg:y="2.24cm">
          <draw:text-box>
            <text:p text:style-name="P8"><text:span text:style-name="T4">&lt;&lt;IC&gt;&gt;</text:span></text:p>
          </draw:text-box>
        </draw:frame>
        <draw:frame draw:style-name="gr24" draw:text-style-name="P8" draw:layer="layout" svg:width="2.534cm" svg:height="0.891cm" svg:x="17.152cm" svg:y="5.951cm">
          <draw:text-box>
            <text:p text:style-name="P8"><text:span text:style-name="T4">&lt;&lt;IC&gt;&gt;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jeslut_20_1" draw:display-name="Linjeslut 1" svg:viewBox="0 0 1122 2243" svg:d="m0 2108v17 17l12 42 30 34 38 21 43 4 29-8 30-21 25-26 13-34 343-1532 339 1520 13 42 29 34 39 21 42 4 42-12 34-30 21-42v-39-12l-4 4-440-1998-9-42-25-39-38-25-43-8-42 8-38 25-26 39-8 42z"/>
    <draw:stroke-dash draw:name="Fint_20_streckad_20__28_ML_29_" draw:display-name="Fint streckad (ML)" draw:style="rect" draw:dots1="2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gnus Larsson</meta:initial-creator>
    <meta:creation-date>2011-02-05T09:07:04</meta:creation-date>
    <meta:editing-duration>PT48H20M24S</meta:editing-duration>
    <meta:editing-cycles>10</meta:editing-cycles>
    <dc:date>2011-03-17T09:43:36</dc:date>
    <dc:creator>Magnus Larsson</dc:creator>
    <meta:generator>OpenOffice.org/3.2$Unix OpenOffice.org_project/320m12$Build-9483</meta:generator>
    <meta:document-statistic meta:object-count="234"/>
  </office:meta>
</office:document-meta>
</file>